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herit" svg:font-family="inherit"/>
    <style:font-face style:name="Arial2" svg:font-family="Arial" style:font-family-generic="swiss"/>
    <style:font-face style:name="Courier New" svg:font-family="'Courier New'" style:font-family-generic="modern" style:font-pitch="fixed"/>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master-page-name="Standard">
      <style:paragraph-properties fo:text-align="center" style:justify-single-word="false" style:page-number="auto"/>
    </style:style>
    <style:style style:name="P3" style:family="paragraph" style:parent-style-name="Preformatted_20_Text">
      <style:paragraph-properties fo:margin-left="0cm" fo:margin-right="0cm" fo:margin-top="0cm" fo:margin-bottom="0cm" fo:line-height="100%" fo:text-align="start" style:justify-single-word="false" fo:orphans="2" fo:widows="2" fo:text-indent="0cm" style:auto-text-indent="false" fo:background-color="#f8f9fa" fo:padding="0cm" fo:border="none" style:writing-mode="lr-tb">
        <style:background-image/>
      </style:paragraph-properties>
    </style:style>
    <style:style style:name="T1" style:family="text">
      <style:text-properties fo:font-size="12pt" fo:language="en" fo:country="US" style:font-size-asian="12pt" style:font-size-complex="12pt"/>
    </style:style>
    <style:style style:name="T2" style:family="text">
      <style:text-properties fo:font-variant="normal" fo:text-transform="none" fo:color="#202124" style:text-position="0% 100%" style:font-name="Arial" fo:font-size="13pt" fo:letter-spacing="normal" fo:language="en" fo:country="none" fo:font-style="normal" fo:font-weight="normal" style:font-size-asian="13pt" style:font-size-complex="13pt"/>
    </style:style>
    <style:style style:name="T3" style:family="text">
      <style:text-properties style:font-name="Arial" fo:font-size="12pt" style:font-size-asian="12pt" style:font-size-complex="12pt"/>
    </style:style>
    <style:style style:name="T4" style:family="text">
      <style:text-properties style:font-name="Arial" fo:font-size="12pt" fo:language="en" fo:country="US"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ral del proyecto</text:p>
      <text:p text:style-name="P3"><text:bookmark text:name="tw-target-text"/><text:span text:style-name="T2">We are a team of 4 students Ismael zas, angel consentino, agustin macias and yonatha bengoa We are studying 3rd BH of the EMT (secondary technological education) of computer science at a technical university in Uruguay (utu solymar) and in which as part of the curriculum it is required the development of a project in this case a web application (in this case a page) of open topic to complete the technological “bachillerato”, </text:span><text:span text:style-name="T3">our project is a platform focused in high school students and teachers. </text:span><text:span text:style-name="T4">We have test and course with flashcards with a membership system. Also, the user can create their own flashcards and study from there.</text:span></text:p>
      <text:p text:style-name="P1"><text:span text:style-name="T1"/></text:p>
      <text:p text:style-name="P1"><text:span text:style-name="T1">Inicio</text:span></text:p>
      <text:p text:style-name="P1"><text:span text:style-name="T1">creamos un grupo de 2 estudiantes (ismael y yonathan) que luego se expandio hasta 7 miembros con la intencion de crear el proyecto.</text:span></text:p>
      <text:p text:style-name="P1"><text:span text:style-name="T1">En una reunion se llego a la idea de crear una pagina de aprendizaje de idiomas <text:s/>inicialmente español-ingles con el paso del tiempo esta idea evoco en una pagina de tutoria de ingles para instituciones educativas.</text:span></text:p>
      <text:p text:style-name="P1"><text:span text:style-name="T1">Con la creacion de un repositorio en github empezamos a crea las redes sociales de la empresa que luego irian en la pagina ademas de organizar el trabajo que hay que hacer para esta</text:span></text:p>
      <text:p text:style-name="P1"><text:span text:style-name="T1">proceso</text:span></text:p>
      <text:p text:style-name="P1"><text:span text:style-name="T1">la pagina originalmente contaria con un sistema de usuarios cada uno con perfil editable membresias mensuales de 3 meses de 6 meses y de 1 año ademas de un sistema de estrellas que te permitiria reducir el costo de la mensualidad o comprar siertos productos estas se consiguen terminando cursos o trabajos contaria tambien con cursos diarios con profesoores una prueba final por curso y un calendario el proyecto habia quedado muy grande para nosotros por lo que optamos por una version reducida del mismo en el que se mantienen las membresias el perfil y las pruebas finales retirandose las estrellas y el calendario junto con las clases programadas.</text:span></text:p>
      <text:p text:style-name="P1"><text:span text:style-name="T1">(prototipo inicial) </text:span></text:p>
      <text:p text:style-name="P1"><text:span text:style-name="T1">Principalmente se creo el index a continuacion fueron los cursos basico, medio, avanzado estos cuentan con apartados de donde sacar informacion y videos recomendados de youtube. tambien membresias y los perfiles todo con html y css la base de datos fue creada con mysql despues de esto por ultimo las flashcards, para las flashcard se añado la opcion de crear flashcards con php surgio la idea de que un usuario gestionara las consultas asi que se agrego un panel de mensaje a soporte el cual el administrador podra leer seguido a esto se crearon las pruebas dichas pruebas estan creadas en google forms.</text:span></text:p>
      <text:p text:style-name="P1"><text:soft-page-break/><text:span text:style-name="T1"/></text:p>
      <text:p text:style-name="P1"><text:span text:style-name="T1">conclusion</text:span></text:p>
      <text:p text:style-name="P1"><text:span text:style-name="T1">(producto final)</text:span></text:p>
      <text:p text:style-name="P1"><text:span text:style-name="T1">(aprendizaje final)</text:span></text:p>
      <text:p text:style-name="P1"><text:span text:style-name="T1">(despedida del proyec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herit" svg:font-family="inherit"/>
    <style:font-face style:name="Arial2" svg:font-family="Arial" style:font-family-generic="swiss"/>
    <style:font-face style:name="Courier New" svg:font-family="'Courier New'" style:font-family-generic="modern" style:font-pitch="fixed"/>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western" style:family="paragraph" style:parent-style-name="Standard" style:default-outline-level="" style:list-style-name="">
      <style:paragraph-properties fo:margin-top="0.176cm" fo:margin-bottom="0.25cm" fo:line-height="120%"/>
      <style:text-properties fo:color="#000000" style:font-name="Calibri" style:font-name-asian="Times New Roman" style:language-asian="es" style:country-asian="ES" style:font-name-complex="Calibri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umno</meta:initial-creator>
    <meta:editing-cycles>3</meta:editing-cycles>
    <meta:creation-date>2021-11-15T14:41:00</meta:creation-date>
    <dc:date>2021-11-22T10:55:57.44</dc:date>
    <meta:editing-duration>PT2H25M36S</meta:editing-duration>
    <meta:generator>OpenOffice/4.1.7$Win32 OpenOffice.org_project/417m1$Build-9800</meta:generator>
    <meta:document-statistic meta:table-count="0" meta:image-count="0" meta:object-count="0" meta:page-count="2" meta:paragraph-count="14" meta:word-count="428" meta:character-count="2534"/>
    <meta:user-defined meta:name="AppVersion">14.0000</meta:user-defined>
    <meta:user-defined meta:name="Company">RI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